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álne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Basic bulleted list with structure, font Times new roman</text:p>
      <text:list xml:id="list5174812645726296233" text:style-name="L1">
        <text:list-item>
          <text:p text:style-name="P1">one</text:p>
          <text:list>
            <text:list-item>
              <text:p text:style-name="P1">one one </text:p>
              <text:list>
                <text:list-item>
                  <text:p text:style-name="P1">one one one</text:p>
                </text:list-item>
                <text:list-item>
                  <text:p text:style-name="P1">one one two</text:p>
                </text:list-item>
                <text:list-item>
                  <text:p text:style-name="P1">one one three</text:p>
                </text:list-item>
              </text:list>
            </text:list-item>
            <text:list-item>
              <text:p text:style-name="P1">one two</text:p>
              <text:list>
                <text:list-item>
                  <text:p text:style-name="P1">one two one</text:p>
                </text:list-item>
              </text:list>
            </text:list-item>
            <text:list-item>
              <text:p text:style-name="P1">one three</text:p>
              <text:list>
                <text:list-item>
                  <text:p text:style-name="P1">one three one</text:p>
                </text:list-item>
              </text:list>
            </text:list-item>
          </text:list>
        </text:list-item>
        <text:list-item>
          <text:p text:style-name="P1">two</text:p>
          <text:list>
            <text:list-item>
              <text:p text:style-name="P1">two one</text:p>
              <text:list>
                <text:list-item>
                  <text:p text:style-name="P1">two one one</text:p>
                </text:list-item>
              </text:list>
            </text:list-item>
            <text:list-item>
              <text:p text:style-name="P1">two two</text:p>
              <text:list>
                <text:list-item>
                  <text:p text:style-name="P1">two two one</text:p>
                </text:list-item>
                <text:list-item>
                  <text:p text:style-name="P1">two two two</text:p>
                </text:list-item>
                <text:list-item>
                  <text:p text:style-name="P1">two two three</text:p>
                </text:list-item>
              </text:list>
            </text:list-item>
            <text:list-item>
              <text:p text:style-name="P1">two three</text:p>
            </text:list-item>
          </text:list>
        </text:list-item>
      </text:list>
      <text:p text:style-name="Preformatted_20_Text">Basic bulleted list with structure, font Times new rom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álne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Times New Roman1" fo:font-size="10pt" style:font-name-asian="WenQuanYi Micro Hei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2T21:33:20</dc:date>
    <dc:creator>milos </dc:creator>
    <meta:generator>LibreOffice/4.1.0.3$Linux_X86_64 LibreOffice_project/0f08a823567f802c29cbaf2b327db19aaf72016</meta:generator>
    <meta:editing-duration>P0D</meta:editing-duration>
    <meta:editing-cycles>1</meta:editing-cycles>
    <meta:document-statistic meta:table-count="0" meta:image-count="0" meta:object-count="0" meta:page-count="1" meta:paragraph-count="19" meta:word-count="76" meta:character-count="287" meta:non-whitespace-character-count="246"/>
  </office:meta>
</office:document-meta>
</file>